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2pt" officeooo:rsid="0000614b" officeooo:paragraph-rsid="0000614b" style:font-size-asian="10.5pt" style:font-size-complex="12pt"/>
    </style:style>
    <style:style style:name="P2" style:family="paragraph" style:parent-style-name="Standard">
      <style:text-properties style:font-name="Open Sans" fo:font-size="12pt" officeooo:rsid="0000614b" officeooo:paragraph-rsid="0000614b" style:font-size-asian="10.5pt" style:font-size-complex="12pt"/>
    </style:style>
    <style:style style:name="P3" style:family="paragraph" style:parent-style-name="Standard">
      <style:text-properties style:font-name="Open Sans" fo:font-size="12pt" officeooo:rsid="0000614b" officeooo:paragraph-rsid="0003693b" style:font-size-asian="10.5pt" style:font-size-complex="12pt"/>
    </style:style>
    <style:style style:name="P4" style:family="paragraph" style:parent-style-name="Standard">
      <style:paragraph-properties fo:break-before="page"/>
      <style:text-properties style:font-name="Open Sans" fo:font-size="12pt" officeooo:rsid="0003693b" officeooo:paragraph-rsid="0003693b" style:font-size-asian="10.5pt" style:font-size-complex="12pt"/>
    </style:style>
    <style:style style:name="T1" style:family="text">
      <style:text-properties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lcome to your ownCloud account!</text:span></text:p>
      <text:p text:style-name="P1"/>
      <text:p text:style-name="P1">This is just an example file for developers and git users. </text:p>
      <text:p text:style-name="P1">The packaged and released versions will come with better examples.</text:p>
      <text:p text:style-name="P1"/>
      <text:p text:style-name="P1"/>
      <text:p text:style-name="P4"><text:span text:style-name="T1">This is page 2!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Müller</meta:initial-creator>
    <meta:creation-date>2013-08-18T19:37:23</meta:creation-date>
    <meta:generator>LibreOffice/7.4.7.2$Linux_X86_64 LibreOffice_project/40$Build-2</meta:generator>
    <dc:date>2023-10-12T12:18:03.033689055</dc:date>
    <meta:editing-cycles>5</meta:editing-cycles>
    <meta:editing-duration>PT32S</meta:editing-duration>
    <meta:document-statistic meta:table-count="0" meta:image-count="0" meta:object-count="0" meta:page-count="2" meta:paragraph-count="4" meta:word-count="30" meta:character-count="173" meta:non-whitespace-character-count="146"/>
  </office:meta>
</office:document-meta>
</file>